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T1" style:family="text">
      <style:text-properties fo:font-style="italic"/>
    </style:style>
    <style:style style:name="T2" style:family="text">
      <style:text-properties fo:font-style="italic" fo:font-weight="bold"/>
    </style:style>
    <style:style style:name="T3"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RASMUS? Ist das nicht ein irgendein Humanist?</text:p>
      <text:p text:style-name="Standard"/>
      <text:p text:style-name="Standard">Erasmus von Rotterdam war ein niederländischer Theologe und Philosoph aus dem 15. Jahrhundert. <text:s/>Zu seiner Zeit gab es natürlich keine EU und auch keinen Euro. Aber der europäische Humanismus wurde unter Anderem durch seine vielen Schriften begründet.</text:p>
      <text:p text:style-name="Standard">„Schön und gut. Aber was hat das mit mir zu tun?“ fragst du dich sicherlich. In unserer Welt hat Erasmus noch eine andere Bedeutung: <text:span text:style-name="T2">E</text:span><text:span text:style-name="T1">u</text:span><text:span text:style-name="T2">R</text:span><text:span text:style-name="T1">opean (Community) </text:span><text:span text:style-name="T2">A</text:span><text:span text:style-name="T1">ction </text:span><text:span text:style-name="T2">S</text:span><text:span text:style-name="T1">cheme for the </text:span><text:span text:style-name="T2">M</text:span><text:span text:style-name="T1">obility of </text:span><text:span text:style-name="T2">U</text:span><text:span text:style-name="T1">niversity </text:span><text:span text:style-name="T2">S</text:span><text:span text:style-name="T1">tudents. </text:span><text:span text:style-name="T3">Dieses Programm ermöglicht es dir, überall in Europa relativ unbürokratisch zu studieren.</text:span></text:p>
      <text:p text:style-name="Standard"><text:span text:style-name="T3">„Aber wieso sollte ich ins Ausland gehen, wenn ich doch auch hier in Münster, einer der tollsten Städte Deutschlands studieren kann?!“ Das ist eine gute Frage. Die Antwort darauf kannst du dir letzten Endes nur selbst geben. Aber es sprechen viele gute Gründe dafür, einmal über den Tellerrand hinaus zu blicken und fremdes Terrain zu erkunden.</text:span></text:p>
      <text:p text:style-name="Standard"><text:span text:style-name="T3"/></text:p>
      <text:p text:style-name="Standard"><text:span text:style-name="T3">Als erstes denkt man vermutlich an die fremde Sprache, die überall präsent sein wird. Das ist aber seltsamerweise kein Problem. Obwohl ich beispielsweise bei meiner Ankunft in Lund kein einziges Wort schwedisch sprechen konnte, konnte ich wunderbar auf englisch kommunizieren. Alle Schweden können Englisch, da es keine Synchronsprecher für Filme oder Serien gibt. Auch den (englischen) Vorlesungen konnte ich problemlos folgen (wenngleich ich mich ab und zu gefragt habe, was denn „accretion“ oder „bias“ meint). Physik ist nun einmal universal und die Formelzeichen einheitlich! Zudem gab es dort kostenlose Sprachkurse an der Uni, so dass ich doch nicht ganz unwissend wieder zurückkam :) </text:span></text:p>
      <text:p text:style-name="Standard"><text:span text:style-name="T3">Als nächstes könnte man einwenden, dass die Vorlesungen vielleicht nicht zu dem passen, was man machen möchte und muss. Aber dieser Punkt darf getrost vergessen werden, da der FB Physik nur Kooperationen mit den Universitäten eingeht, bei denen der Studienverlaufsplan kompatibel mit unserem ist. Dies ist der Hauptgrund dafür, statt einem Semester ein ganzes Jahr zu bleiben, damit man Quantenmechanik z.B. nicht doppelt hört. Deshalb raten viele, im 3. Studienjahr zu gehen, damit man neben der QM auch die Statistische Physik abgedeckt hat. Man kann jedoch auch, so wie ich, im 7./8. Semester reisen :)</text:span></text:p>
      <text:p text:style-name="Standard"><text:span text:style-name="T3">Weitere Bedenken kommen meist, wenn es um die Finanzierung geht. Schweden beispielsweise ist in der Tat kein günstiges Land, Lebensmittel sind im Schnitt 30-70% teurer als hier. Wenngleich die Mietpreise vergleichbar bzw. leicht höher liegen als in Münster, so muss man mit ca. 800 Euro im Monat kalkulieren, um locker über die Runden zu kommen. Falls man keine reichen Eltern hat, ist das trotzdem kein Grund, auf das Ausland zu verzichten: Die Förderung über das International Office in Münster ist eine Finanzierungsquelle, außerdem besteht Anspruch auf Auslands-Bafög, wobei der Satz höher liegt als beim Inlands-Bafög. Falls ihr also hier keins bekommt, ist es trotzdem nicht ausgeschlossen, dass der Aufenthalt gefördert werden kann.</text:span></text:p>
      <text:p text:style-name="Standard"><text:span text:style-name="T3"/></text:p>
      <text:p text:style-name="Standard"><text:span text:style-name="T3">Aber den Hauptgrund, wieso es sich lohnt, kann ich nicht in einem Artikel beschreiben. Man muss dieses Gefühl einmal selbst erlebt haben. Wenn man sich unbekümmert mit benachbarten Indern über die Bedeutung von Familie unterhalten, ein typisch australisches Frühstück verzehren, mit wildfremden Kroaten zusammen Bier trinken, mit (fast) nackten Schweden auf Tischen tanzen, mit betrunkenen Franzosen über das eigene Land herziehen <text:s/>und bis nachts um 5 Uhr zutiefst philosophische und religiöse Themen mit Ungarinnen ausdiskutieren kann, dann weiß man, dass man im Ausland studiert hat. Dieses unbändige Gefühl der Freiheit gepaart mit jugendlichem Idealismus und die Gewissheit, dass einem die Türen der Welt offen stehen, erlebt man vermutlich wirklich nur einmal im Leben bei genau dieser Gelegenheit.</text:span></text:p>
      <text:p text:style-name="Standard"><text:span text:style-name="T3"/></text:p>
      <text:p text:style-name="Standard"><text:span text:style-name="T3">ERASMUS ist mehr als ein Eintrag im Lebenslauf. ERASMUS ist mehr als die Summe der Vorlesungen, die du hören wirst. ERASMUS ist ein Stück Lebenserfahrung, das du nicht mehr missen möchtest. Es hat nicht nur damit zu tun, dass du plötzlich in einem anderen Land bist. Alles ist anders. Du wirst anders. Überall fällt dir etwas auf, was ein kleines bisschen anders ist, als man </text:span><text:soft-page-break/><text:span text:style-name="T3">es aus Deutschland kennt. Und wenn du erst einmal krank geworden bist, wirst du dankbar dafür sein, dass du in Deutschland krankenversichert sein musst. Du fängst an, darüber nachzudenken, welche Unterschiede es gibt. Welche Dinge hierzulande besser sind, welche dort. Du lernst nicht nur das Land besser kennen, sondern auch dein Heimatland und nicht zuletzt auch dich selbst. Und entgegen aller Sorgen und Ängste, die ich hatte, kann ich wirklich jedem wärmstens empfehlen, über seinen eigenen Schatten zu springen und das Wagnis „Ausland“ einzugehen.</text:span></text:p>
      <text:p text:style-name="Standard"><text:span text:style-name="T3"/></text:p>
      <text:p text:style-name="Standard"><text:span text:style-name="T3"/></text:p>
      <text:p text:style-name="Standard"><text:span text:style-name="T3">Anna</text:span></text:p>
      <text:p text:style-name="Standard"><text:span text:style-name="T3"/></text:p>
      <text:p text:style-name="Standard"><text:span text:style-name="T3"/></text:p>
      <text:p text:style-name="Standard"><text:span text:style-name="T3">P.S.: Falls euer Interesse geweckt wurde, könnt ihr auf die Informationsveranstaltung am Ende des 2. Semesters warten, oder euch vorher bei uns bzw. im Internet erkundigen:</text:span></text:p>
      <text:p text:style-name="Standard"><text:span text:style-name="T3">http://www.uni-muenster.de/Physik/Studieren/Auslandsstudium/index.htm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9-23T12:10:05.44</meta:creation-date>
    <meta:document-statistic meta:table-count="0" meta:image-count="0" meta:object-count="0" meta:page-count="2" meta:paragraph-count="12" meta:word-count="755" meta:character-count="4952"/>
    <dc:date>2011-09-23T13:58:32.17</dc:date>
    <meta:editing-duration>PT8M58S</meta:editing-duration>
    <meta:editing-cycles>1</meta:editing-cycles>
    <meta:generator>OpenOffice.org/3.3$Win32 OpenOffice.org_project/330m20$Build-9567</meta:generator>
  </office:meta>
</office:document-meta>
</file>